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e48bc"/>
    </style:style>
    <style:style style:name="P3" style:family="paragraph" style:parent-style-name="Text_20_body" style:list-style-name="L1">
      <style:text-properties officeooo:rsid="002552f1" officeooo:paragraph-rsid="002552f1"/>
    </style:style>
    <style:style style:name="T1" style:family="text">
      <style:text-properties fo:font-variant="small-caps"/>
    </style:style>
    <style:style style:name="T2" style:family="text">
      <style:text-properties officeooo:rsid="00073bc6"/>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73bc6"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25539" style:font-style-asian="normal" style:font-weight-asian="normal" style:font-style-complex="normal" style:font-weight-complex="normal"/>
    </style:style>
    <style:style style:name="T7" style:family="text">
      <style:text-properties fo:font-style="normal" fo:font-weight="normal" officeooo:rsid="0014374a" style:font-style-asian="normal" style:font-weight-asian="normal" style:font-style-complex="normal" style:font-weight-complex="normal"/>
    </style:style>
    <style:style style:name="T8" style:family="text">
      <style:text-properties fo:font-style="normal" fo:font-weight="normal" officeooo:rsid="0025c095"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viticus 2:1-16</text:h>
      <text:h text:style-name="Heading_20_2" text:outline-level="2"><text:bookmark text:name="en-GNT-2720"/>Grain Offerings</text:h>
      <text:list xml:id="list1977370569" text:style-name="L1">
        <text:list-item>
          <text:p text:style-name="P1">When any of you present an offering of grain to the <text:span text:style-name="T1">Lord</text:span>, you must first grind it into flour. You must put olive oil and incense on it and bring it to the Aaronite priests. The officiating priest shall take a handful of the flour and oil and all of the incense and burn it on the altar as a token that it has all been offered to the <text:span text:style-name="T1">Lord</text:span>. The odor of this food offering is pleasing to the <text:span text:style-name="T1">Lord</text:span>. The rest of the grain offering belongs to the priests; it is very holy, since it is taken from the food offered to the <text:span text:style-name="T1">Lord</text:span>. If the offering is bread baked in an oven, it must be made without yeast. It may be thick loaves made of flour mixed with olive oil or thin cakes brushed with olive oil. If the offering is bread cooked on a griddle, it is to be made of flour mixed with olive oil but without yeast. Crumble it up and pour the oil on it when you present it as an offering. If the offering is bread cooked in a pan, it is to be made of flour and olive oil. Bring it as an offering to the <text:span text:style-name="T1">Lord</text:span> and present it to the priest, who will take it to the altar. The priest will take part of it as a token that it has all been offered to the <text:span text:style-name="T1">Lord</text:span>, and he will burn it on the altar. The odor of this food offering is pleasing to the <text:span text:style-name="T1">Lord</text:span>. <text:bookmark text:name="en-GNT-2729"/>The rest of the offering belongs to the priests; it is very holy, since it is taken from the food offered to the <text:span text:style-name="T1">Lord</text:span>.<text:bookmark text:name="en-GNT-2730"/> None of the grain offerings which you present to the <text:span text:style-name="T1">Lord</text:span> may be made with yeast; you must never use yeast or honey in food offered to the <text:span text:style-name="T1">Lord</text:span>. <text:bookmark text:name="en-GNT-2731"/>An offering of the first grain that you harvest each year shall be brought to the <text:span text:style-name="T1">Lord</text:span>, but it is not to be burned on the altar. <text:bookmark text:name="en-GNT-2732"/>Put salt on every grain offering, because salt represents the covenant between you and God. (You must put salt on all your offerings.) <text:bookmark text:name="en-GNT-2733"/>When you bring to the <text:span text:style-name="T1">Lord</text:span> an offering of the first grain harvested, offer roasted grain or ground meal. <text:bookmark text:name="en-GNT-2734"/>Add olive oil and put incense on it. <text:bookmark text:name="en-GNT-2735"/>The priest will burn that part of the meal and oil that is to serve as a token, and also all the incense, as a food offering to the <text:span text:style-name="T1">Lord</text:span>.</text:p>
        </text:list-item>
        <text:list-item>
          <text:p text:style-name="P2"><text:span text:style-name="T2">We see how grain offerings are to be offered to the Lord, this pleases the Lord and the other part of the offering goes to the priest. These were rituals done in those days, they were thanking the Lord for a harvest, also for forgiveness of sins and maybe other reasons. Today what rituals do we perform? What have been instructed to do that pleases the Lord? Should we continue these old ways or there are new ways? </text:span><text:span text:style-name="T4">Matthew 5:17 ~ </text:span><text:span text:style-name="T3">"Do not think that I have come to do away with the Law of Moses and the teachings of the prophets. I have not come to do away with them, but to make their teachings come true.” </text:span><text:span text:style-name="T6">We still </text:span><text:span text:style-name="T7">perform</text:span><text:span text:style-name="T6"> the harvest ritual to thank God for the blessings and making all things possible. </text:span></text:p>
        </text:list-item>
        <text:list-item>
          <text:p text:style-name="P3"><text:span text:style-name="T6">W</text:span><text:span text:style-name="T5">hatever pleases the Lord must be done, we need to show our gratitude to the Lord for all he does and the forgiveness of sins. </text:span><text:span text:style-name="T8">Let’s continue studying the word so we know and then do all that pleases the Lord our Go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2T13:53:13.797305394</meta:creation-date>
    <dc:date>2022-03-02T14:07:26.158246087</dc:date>
    <meta:editing-duration>PT14M6S</meta:editing-duration>
    <meta:editing-cycles>14</meta:editing-cycles>
    <meta:generator>LibreOffice/6.0.7.3$Linux_X86_64 LibreOffice_project/00m0$Build-3</meta:generator>
    <meta:document-statistic meta:table-count="0" meta:image-count="0" meta:object-count="0" meta:page-count="1" meta:paragraph-count="5" meta:word-count="602" meta:character-count="2996" meta:non-whitespace-character-count="2401"/>
  </office:meta>
</office:document-meta>
</file>